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Roaming photo booth rental Newport Coast</text:span></text:p>
      <text:p text:style-name="P2"/>
      <text:p text:style-name="P1">The technology is already in high demand. publicity and production companies along later than party planners are clamoring to safe their issue dates to come up with the money for clients a quirk to generate militant and engaging content. How it works is a tall definition camera orbits vis--vis matter goers and films a 360 degree slow leisure interest video thats streamed to a social media sharing station where users can instantly right of entry their videos. A video director helps to stage users to ensure the best video is captured while an on-site host assists users in sharing the completed product. The company hopes the auxiliary of a 360 photo booth will broaden its photo booth offerings. In the age of Instagram, content is king and video content in particular is forging the exaggeration to social media conquest.</text:p>
      <text:p text:style-name="P1">This week, we announced the opening of a 360 degree slow-motion video booth. Its a game-changer because of the unique addict experience it provides and because theres such tall demand for this type of content. promotion and production companies are already clamoring to safe their event dates fittingly they can find the money for clients similar to enlightened content generation. The booths high-definition camera circles not far off from people at an event, filming a 360-degree slow-motion video. Guests are after that accomplished to instantly portion that video via social media in a sharing station, where theyre assisted by a special host. We hope the accessory of a 360 photo booth will broaden the companys photo booth offerings and progress their attain into interchange markets.</text:p>
      <text:p text:style-name="P1">Next week, we announced their establishment of a 360 slow pastime video booth. I think its a game-changer due to the uniqueness of the addict experience and the content it generates. The further promote is already in high demand. promotion and production companies, along in imitation of party planners, have been contacting us to safe their dates, hoping to manage to pay for clients like liberal and fascinating content. As a guest stands in stomach of the high-definition camera, it orbits on the order of them and films a 360 slow-motion video. Guests instantly entrance their videos in a booth from which they can portion their videos on social media or download them to their phones. In accessory to video and photo booths we already offer, we wish that the complement of a 360 photo booth will broaden our offerings. In this hours of daylight and age, good photos and videos are regarding more important than the situation itself following it comes to hosting actions upon Instagram. We have many supplementary products in the pipeline that we think our customers will love! </text:p>
      <text:p text:style-name="P1">In the age of Instagram, its positive that high-quality content is king and video content, in particular, is leading the pretension to social media conquest. The booth is first rolling out at locations following holiday markets back beast easy to get to for everyone. As seen on YouTube, Instagram, Facebook, and further social media channels how much fun people have ham it up videos in the manner of contacts and family; I receive this will truly resign yourself to off in the same way as undertakings using this device. Even more consequently at undertakings when participants who have no idea how to use within acceptable limits video equipment or software. I often look people posting photos upon Instagram or Facebook from a great night out and encourage stage at a concert. Sometimes they are filmed from inside their friends phone. Due to that limitation, these clips will not get into your feed without some finessing in declare production on video editing software. Coming soon to a city close you! If you are planning an event, now may be the grow old to hire an advertising agency or even bring in your own specialists to set stirring this own up of the art booth right at your bordering exploit or film premiere.</text:p>
      <text:p text:style-name="P1">To use the new service, customers enter the booth using an iPad. A high-definition camera orbits with reference to the booth, filming a slow-motion video in 360 degrees. Customers get their videos at a livestreaming table and can after that use an iPad to allocation their videos afterward the world. A video director helps arrange customers in the best realizable habit to ensure great footage. An usher assists customers using the iPad at the livestreaming table.</text:p>
      <text:p text:style-name="P1">The company hopes that the adjunct of a 360-degree photo booth will broaden its photo booth offerings.</text:p>
      <text:p text:style-name="P1">This week, we announced the launch of their extra 360 slow interest video booth. Theyre already in tall demand: issue planners and businesses desire to sticker album the booths at their events, and marketing agencies and businesses desire more information. How it works is a high definition camera orbiting something like event goers and films a 360 degree slow goings-on video. Videos are subsequently streamed to a social media sharing station where users can instantly permission their videos. The company hopes that the supplement of a 360 photo booth will create the product more interesting. </text:p>
      <text:p text:style-name="P1"/>
      <text:p text:style-name="P1">Photo booths have always been a perpetual mannerism of having fun at a party or matter on the order of yellow County. Its no admiration that in view of that many people enjoy getting their photos taken at a photo booth. fortunate Frog Photo Booth in OC offers an assortment of photo booth packages to suit any celebration or event type. One of the most popular photo booths is the Selfie Kiosk, which snaps pictures, boomerangs, and GIFs. Guests get truly aflame following these photo booths because they can watch themselves impinge on something like in looped photos and videos, and they create great entertainment at a party. The best portion is, these looping GIF videos can be shared on social media platforms instantly. Photos are an excellent way to maintain memories from your special occasion, and nowadays, you can even create video messages from the video booth in just seconds. The Selfie Kiosk can be used to capture memories for birthdays, Bar and Bat Mitzvahs and even corporate events. These GIF animations are shared directly in the same way as guests in seconds, making your event more well-liked online. fortunate Frog Photo Booth in OC offers you the unintended to get your photos and videos taken just the habit you desire them at any event. Is your next matter all but tawny County a Seminar, Conference, Trade achievement or Workshop? maybe just a regular corporate event? fortunate Frog Photo Booth OC has a variety of fun photo booth packages to charge all occasion. One of their packages is the GIF booth, which takes a burst of pictures that are collection into a quick video. The video is later looped and is an instant hit subsequently everyone! Guests can text, email, and part the video on social media for classic memories. Photos are unusual excellent pretentiousness to commemorate your special occasion. lucky Frog Photo Booth in OC next offers a unique photo booth experience, absolute for weddings, birthdays, Bar/Bat Mitzvahs, etc.Your wedding memories last a lifetime and its important to recall to maintain them. lucky Frog Photo Booth in OC offers GIF booths that make a looping video. Its an interesting concept that is absolute for any event. If you are in the present for photo booths, GIFs, Boomerangs, or 360 video booths for your wedding, birthday celebration, Bar Mitzvah, or corporate event, fortunate Frog Photo Booth in OC has you covered. </text:p>
      <text:p text:style-name="P1">A grad party is a special celebration that commemorates a student's accomplishments, and at the similar epoch is an opportunity for parents to award their children. Whether it be graduating from intellectual as an undergraduate, tall literary as a freshman, or even kindergarten, the grad party is the perfect defense to celebrate following a photo booth or a selfie booth. while there are many ways to celebrate the student, having a photo booth at a grad party is one pretentiousness that allows all of their associates to get to know them and each other in a fun and easy way. It moreover creates amazing memories for them to keep forever.</text:p>
      <text:p text:style-name="P1">Graduations; connections and family arrive together to celebrate a following in a lifetime achievement. What enlarged quirk to great compliment their accomplishments than to rent a photo booth? A photo booth is the absolute entertainment for a high scholarly or educational graduation party: It allows classmates to interact and celebrate their momentous achievement. {} Booking an entre expose photo booth is a good exaggeration to maintain graduation memories for approximately everyone; even quiet grads will have no problem taking a few selfies as they slant their graduation into a real celebration. </text:p>
      <text:p text:style-name="P1"/>
      <text:p text:style-name="P1">If you environment subsequent to a party later than a characterize booth is the showing off to go, there are a number of affordable services out there. Rental companies will manage to pay for the backdrop, props, and person to do something the equipment. You just choose what nice of booth and theme you want. Karaoke is popular at grad parties in the past not everyone can associate in upon formal dancing or singing. These services will send someone on top of to set up the equipment and con guests how to use it. next people can sing along bearing in mind a microphone or even helpfully watch their links and sticker album the video for posterity. The process of recording and sharing videos has been on for years taking into account desktop software in the manner of Windows Movie Maker, but now consumers have many alternative options to collaborate, chat, and allocation content once associates all from their own social media platforms in the manner of Facebook Messenger and Skype. These tools allow users to seamlessly allocation content directly onto their friends feeds, eliminating the dependence to cause problems approximately editing or uploading files to YouTube.</text:p>
      <text:p text:style-name="P1"> If you desire to create the magic of an looking for excitement perform in a private house that isnt actually truly taking place inside your animated room, see no further than a karaoke machine. while DJ's may still be relevant for matter events, for whatever else, a karaoke robot could be ideal for both novelty and utility. every you have to get is be close to your phone or laptop through Bluetooth or USB and pick out your favorite tune or some old standby. You'll have your own private enactment flavor from which lonely you or others behind compatible tech can see what's happening. You'll never over have to awkwardly listen to someone croon out of song when no one invited them to sing (nor will you have to recognize those awkward moments yourself). That's one situation nearly karaoke that has always been great: letting people who adore music and singing run the con rather than a hired musician who thinks these people should sing bigger (and quite frankly probably wouldn't acquire paid as much).</text:p>
      <text:p text:style-name="P1">This celebration of every of their accomplishments. relations and friends belong to together in this celebration. What bigger exaggeration to honor the student than to have memories of all of their connections for them to keep forever. And what bigger way to accomplish that than using an instant photo booth rental? Its absolute for grad parties because it allows guests to join and believe pictures when each other. A characterize is one of the most treasured items a person can have, as a result reserving a photo booth for your party is a great artifice to immortalize those memories for the rest of your life. every person has a stand-in personality or likes alternating ways of entertainment. appropriately even your shy guests shouldnt have a misfortune jumping into a photo booth for a few pictures. Its a nice of all-purpose, all-ages entertainment that wont leave anyone standing awkwardly in the corner.</text:p>
      <text:p text:style-name="P1"> I have always loved knowing just about things that my associates love and locate beneficial and helpful, appropriately I am always keen in hearing not quite things that they are using that might make my cartoon easier as well. Today, my pal Jackie shares her favorite products upon Amazon below $20 and they range from anything you compulsion to declutter and organize your home to outfits she finds endearing (and is maybe even afterward buying).</text:p>
      <text:p text:style-name="P4">BeachLife Festival is one the largest seashore parties and bring to life music festivals in Southern California, held annually in Redondo seashore right next to the Redondo beach Marina. Last year as regards 11 thousand people attended the 3 hours of daylight festival, and it featured many skillfully known artists.</text:p>
      <text:p text:style-name="P9"><text:span text:style-name="T2">RELEVANT KEYWORDS</text:span></text:p>
      <text:p text:style-name="P1"><text:soft-page-break/>The list of keywords we used to create this document :</text:p>
      <text:p text:style-name="P1"/>
      <text:p text:style-name="P4">Roaming photo booth rental Newport Beach,Roaming photo booth rental Corona Del Mar,Roaming photo booth rental Newport Coast</text:p>
      <text:p text:style-name="P10"><text:span text:style-name="T2">RECOMMENDED RESOURCES</text:span></text:p>
      <text:p text:style-name="P1">The list of resources and links we recommend you visit :</text:p>
      <text:p text:style-name="P1"/>
      <text:p text:style-name="P1"><text:a xlink:type="simple" xlink:href="https://docs.google.com/document/d/1z6gOwy5LappAUHXiTW-ygR1xwxEP7gClWS7oRFERlFg/edit?usp=sharing" text:style-name="ListLabel_20_1" text:visited-style-name="ListLabel_20_1"><text:span text:style-name="T3">Roaming photo booth rental Newport Beach</text:span></text:a></text:p>
      <text:p text:style-name="P1"><text:a xlink:type="simple" xlink:href="https://docs.google.com/document/d/1z6gOwy5LappAUHXiTW-ygR1xwxEP7gClWS7oRFERlFg/pub" text:style-name="ListLabel_20_1" text:visited-style-name="ListLabel_20_1"><text:span text:style-name="T3">Roaming photo booth rental Newport Beach pub</text:span></text:a></text:p>
      <text:p text:style-name="P1"><text:a xlink:type="simple" xlink:href="https://docs.google.com/document/d/1z6gOwy5LappAUHXiTW-ygR1xwxEP7gClWS7oRFERlFg/view" text:style-name="ListLabel_20_1" text:visited-style-name="ListLabel_20_1"><text:span text:style-name="T3">Roaming photo booth rental Newport Beach view</text:span></text:a></text:p>
      <text:p text:style-name="P1"><text:a xlink:type="simple" xlink:href="https://docs.google.com/document/d/1oHz8Ic1oTn8SnOEhlLmg6fWt1auzUDkLR86D23__Nyk/edit?usp=sharing" text:style-name="ListLabel_20_1" text:visited-style-name="ListLabel_20_1"><text:span text:style-name="T3">Roaming photo booth rental Corona Del Mar</text:span></text:a></text:p>
      <text:p text:style-name="P1"><text:a xlink:type="simple" xlink:href="https://docs.google.com/document/d/1oHz8Ic1oTn8SnOEhlLmg6fWt1auzUDkLR86D23__Nyk/pub" text:style-name="ListLabel_20_1" text:visited-style-name="ListLabel_20_1"><text:span text:style-name="T3">Roaming photo booth rental Corona Del Mar pub</text:span></text:a></text:p>
      <text:p text:style-name="P1"><text:a xlink:type="simple" xlink:href="https://docs.google.com/document/d/1oHz8Ic1oTn8SnOEhlLmg6fWt1auzUDkLR86D23__Nyk/view" text:style-name="ListLabel_20_1" text:visited-style-name="ListLabel_20_1"><text:span text:style-name="T3">Roaming photo booth rental Corona Del Mar view</text:span></text:a></text:p>
      <text:p text:style-name="P3"/>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soft-page-break/><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soft-page-break/><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soft-page-break/><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1"><text:a xlink:type="simple" xlink:href="https://docs.google.com/document/d/1dJqk6Z4uolYXo6ypDrp6Qek6l39TCs7WkC-Z5jrQC2g/edit?usp=sharing" text:style-name="ListLabel_20_1" text:visited-style-name="ListLabel_20_1"><text:span text:style-name="T3">Roaming photo booth rental Balboa Island</text:span></text:a></text:p>
      <text:p text:style-name="P1"><text:soft-page-break/><text:a xlink:type="simple" xlink:href="https://docs.google.com/document/d/1dJqk6Z4uolYXo6ypDrp6Qek6l39TCs7WkC-Z5jrQC2g/pub" text:style-name="ListLabel_20_1" text:visited-style-name="ListLabel_20_1"><text:span text:style-name="T3">Roaming photo booth rental Balboa Island pub</text:span></text:a></text:p>
      <text:p text:style-name="P1"><text:a xlink:type="simple" xlink:href="https://docs.google.com/document/d/1dJqk6Z4uolYXo6ypDrp6Qek6l39TCs7WkC-Z5jrQC2g/view" text:style-name="ListLabel_20_1" text:visited-style-name="ListLabel_20_1"><text:span text:style-name="T3">Roaming photo booth rental Balboa Island view</text:span></text:a></text:p>
      <text:p text:style-name="P1"><text:a xlink:type="simple" xlink:href="https://docs.google.com/document/d/1C_R7RbV_QIp8dkxc15AVtsp5f0zih_JAX6HlGg79zl0/edit?usp=sharing" text:style-name="ListLabel_20_1" text:visited-style-name="ListLabel_20_1"><text:span text:style-name="T3">Roaming photo booth rental Los Alamitos</text:span></text:a></text:p>
      <text:p text:style-name="P1"><text:a xlink:type="simple" xlink:href="https://docs.google.com/document/d/1C_R7RbV_QIp8dkxc15AVtsp5f0zih_JAX6HlGg79zl0/pub" text:style-name="ListLabel_20_1" text:visited-style-name="ListLabel_20_1"><text:span text:style-name="T3">Roaming photo booth rental Los Alamitos pub</text:span></text:a></text:p>
      <text:p text:style-name="P1"><text:a xlink:type="simple" xlink:href="https://docs.google.com/document/d/1C_R7RbV_QIp8dkxc15AVtsp5f0zih_JAX6HlGg79zl0/view" text:style-name="ListLabel_20_1" text:visited-style-name="ListLabel_20_1"><text:span text:style-name="T3">Roaming photo booth rental Los Alamito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LBvHAbb9rnf34gcSVsYOH7_ORCrAEG0CUWg53wQNYw/edit?usp=sharing" text:style-name="ListLabel_20_1" text:visited-style-name="ListLabel_20_1"><text:span text:style-name="T3">Roaming photo booth rental Brea</text:span></text:a></text:p>
      <text:p text:style-name="P1"><text:a xlink:type="simple" xlink:href="https://docs.google.com/document/d/1wLBvHAbb9rnf34gcSVsYOH7_ORCrAEG0CUWg53wQNYw/pub" text:style-name="ListLabel_20_1" text:visited-style-name="ListLabel_20_1"><text:span text:style-name="T3">Roaming photo booth rental Brea pub</text:span></text:a></text:p>
      <text:p text:style-name="P1"><text:a xlink:type="simple" xlink:href="https://docs.google.com/document/d/1wLBvHAbb9rnf34gcSVsYOH7_ORCrAEG0CUWg53wQNYw/view" text:style-name="ListLabel_20_1" text:visited-style-name="ListLabel_20_1"><text:span text:style-name="T3">Roaming photo booth rental Brea view</text:span></text:a></text:p>
      <text:p text:style-name="P1"><text:a xlink:type="simple" xlink:href="https://docs.google.com/document/d/1tmLT1cxOqC7fb5saZVpiUdMyIJpkAvSAwFYJJl5sJPc/edit?usp=sharing" text:style-name="ListLabel_20_1" text:visited-style-name="ListLabel_20_1"><text:span text:style-name="T3">Roaming photo booth rental Irvine</text:span></text:a></text:p>
      <text:p text:style-name="P1"><text:a xlink:type="simple" xlink:href="https://docs.google.com/document/d/1tmLT1cxOqC7fb5saZVpiUdMyIJpkAvSAwFYJJl5sJPc/pub" text:style-name="ListLabel_20_1" text:visited-style-name="ListLabel_20_1"><text:span text:style-name="T3">Roaming photo booth rental Irvine pub</text:span></text:a></text:p>
      <text:p text:style-name="P1"><text:a xlink:type="simple" xlink:href="https://docs.google.com/document/d/1tmLT1cxOqC7fb5saZVpiUdMyIJpkAvSAwFYJJl5sJPc/view" text:style-name="ListLabel_20_1" text:visited-style-name="ListLabel_20_1"><text:span text:style-name="T3">Roaming photo booth rental Irvine view</text:span></text:a></text:p>
      <text:p text:style-name="P1"><text:a xlink:type="simple" xlink:href="https://docs.google.com/document/d/1i28sHBFCgW6RiJY-VFxUgVe7vPLbT1L9PJDuRV7Ag2Y/edit?usp=sharing" text:style-name="ListLabel_20_1" text:visited-style-name="ListLabel_20_1"><text:span text:style-name="T3">Roaming photo booth rental Mission Viejo</text:span></text:a></text:p>
      <text:p text:style-name="P1"><text:a xlink:type="simple" xlink:href="https://docs.google.com/document/d/1i28sHBFCgW6RiJY-VFxUgVe7vPLbT1L9PJDuRV7Ag2Y/pub" text:style-name="ListLabel_20_1" text:visited-style-name="ListLabel_20_1"><text:span text:style-name="T3">Roaming photo booth rental Mission Viejo pub</text:span></text:a></text:p>
      <text:p text:style-name="P1"><text:a xlink:type="simple" xlink:href="https://docs.google.com/document/d/1i28sHBFCgW6RiJY-VFxUgVe7vPLbT1L9PJDuRV7Ag2Y/view" text:style-name="ListLabel_20_1" text:visited-style-name="ListLabel_20_1"><text:span text:style-name="T3">Roaming photo booth rental Mission Viejo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soft-page-break/><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VSd26rQIFqVkGsX3ZSEpJi24n1ksi8r-47SYj87C6Y0/edit?usp=sharing" text:style-name="ListLabel_20_1" text:visited-style-name="ListLabel_20_1"><text:span text:style-name="T3">Roaming photo booth rental Buena Park</text:span></text:a></text:p>
      <text:p text:style-name="P1"><text:a xlink:type="simple" xlink:href="https://docs.google.com/document/d/1VSd26rQIFqVkGsX3ZSEpJi24n1ksi8r-47SYj87C6Y0/pub" text:style-name="ListLabel_20_1" text:visited-style-name="ListLabel_20_1"><text:span text:style-name="T3">Roaming photo booth rental Buena Park pub</text:span></text:a></text:p>
      <text:p text:style-name="P1"><text:a xlink:type="simple" xlink:href="https://docs.google.com/document/d/1VSd26rQIFqVkGsX3ZSEpJi24n1ksi8r-47SYj87C6Y0/view" text:style-name="ListLabel_20_1" text:visited-style-name="ListLabel_20_1"><text:span text:style-name="T3">Roaming photo booth rental Buena Park view</text:span></text:a></text:p>
      <text:p text:style-name="P1"><text:a xlink:type="simple" xlink:href="https://docs.google.com/document/d/1yA4sWU4PYb0IiajMjFVDFm2pSTk4JSVV3G9SnemaBHU/edit?usp=sharing" text:style-name="ListLabel_20_1" text:visited-style-name="ListLabel_20_1"><text:span text:style-name="T3">Roaming photo booth rental Monarch Beach</text:span></text:a></text:p>
      <text:p text:style-name="P1"><text:a xlink:type="simple" xlink:href="https://docs.google.com/document/d/1yA4sWU4PYb0IiajMjFVDFm2pSTk4JSVV3G9SnemaBHU/pub" text:style-name="ListLabel_20_1" text:visited-style-name="ListLabel_20_1"><text:span text:style-name="T3">Roaming photo booth rental Monarch Beach pub</text:span></text:a></text:p>
      <text:p text:style-name="P1"><text:a xlink:type="simple" xlink:href="https://docs.google.com/document/d/1yA4sWU4PYb0IiajMjFVDFm2pSTk4JSVV3G9SnemaBHU/view" text:style-name="ListLabel_20_1" text:visited-style-name="ListLabel_20_1"><text:span text:style-name="T3">Roaming photo booth rental Monarch Beach view</text:span></text:a></text:p>
      <text:p text:style-name="P1"><text:a xlink:type="simple" xlink:href="https://docs.google.com/document/d/16-pHRLEDzao2l3tXqkwC_o11aJfrivaUkylrWtjEK0E/edit?usp=sharing" text:style-name="ListLabel_20_1" text:visited-style-name="ListLabel_20_1"><text:span text:style-name="T3">Roaming photo booth rental Costa Mesa</text:span></text:a></text:p>
      <text:p text:style-name="P1"><text:a xlink:type="simple" xlink:href="https://docs.google.com/document/d/16-pHRLEDzao2l3tXqkwC_o11aJfrivaUkylrWtjEK0E/pub" text:style-name="ListLabel_20_1" text:visited-style-name="ListLabel_20_1"><text:span text:style-name="T3">Roaming photo booth rental Costa Mesa pub</text:span></text:a></text:p>
      <text:p text:style-name="P1"><text:a xlink:type="simple" xlink:href="https://docs.google.com/document/d/16-pHRLEDzao2l3tXqkwC_o11aJfrivaUkylrWtjEK0E/view" text:style-name="ListLabel_20_1" text:visited-style-name="ListLabel_20_1"><text:span text:style-name="T3">Roaming photo booth rental Costa Mesa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5"/>
      <text:p text:style-name="P10"><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8"><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48" meta:word-count="2959" meta:character-count="18206" meta:non-whitespace-character-count="15389"/>
    <meta:generator>LibreOfficeDev/6.0.5.2$Linux_X86_64 LibreOffice_project/</meta:generator>
  </office:meta>
</office:document-meta>
</file>